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7cm" fo:min-width="3.3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02cm" fo:min-width="5.68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3.734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084cm" fo:min-width="1.15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98cm" fo:min-width="5.05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4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47cm" fo:min-width="7.755cm"/>
      <style:paragraph-properties style:writing-mode="lr-tb"/>
    </style:style>
    <style:style style:name="P1" style:family="paragraph">
      <style:paragraph-properties fo:text-align="center" style:text-autospace="none" style:writing-mode="lr-tb"/>
      <style:text-properties fo:color="#000000" style:font-name="Liberation Sans1" fo:font-size="12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 style:writing-mode="lr-tb"/>
      <style:text-properties style:font-name="Liberation Sans1" fo:font-size="12pt" style:font-size-asian="20pt" style:font-size-complex="20pt"/>
    </style:style>
    <style:style style:name="P3" style:family="paragraph">
      <style:paragraph-properties fo:text-align="center" style:text-autospace="none" style:writing-mode="lr-tb"/>
      <style:text-properties fo:color="#000000" style:font-name="Liberation Sans1" fo:font-size="12pt" style:font-name-asian="JetBrains Mono1" style:font-size-asian="10pt" style:font-name-complex="JetBrains Mono1" style:font-size-complex="10pt"/>
    </style:style>
    <style:style style:name="P4" style:family="paragraph">
      <loext:graphic-properties draw:fill="solid"/>
      <style:paragraph-properties fo:text-align="center" style:writing-mode="lr-tb"/>
      <style:text-properties style:font-name="Liberation Sans1" fo:font-size="12pt" style:font-size-asian="20pt" style:font-size-complex="20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  <style:text-properties fo:font-size="12pt" style:font-size-asian="12pt" style:font-size-complex="1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JetBrains Mono1" style:font-size-asian="10.5pt" style:font-style-asian="normal" style:font-weight-asian="bold" style:font-name-complex="JetBrains Mono1" style:font-size-complex="10.5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JetBrains Mono1" style:font-size-asian="10.5pt" style:font-style-asian="normal" style:font-weight-asian="normal" style:font-name-complex="JetBrains Mono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81cm" svg:height="1.397cm" svg:x="6.969cm" svg:y="7.858cm">
          <text:p text:style-name="P1"><text:span text:style-name="T1">get_csv_datase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0.127cm" svg:height="0.001cm" svg:x="8.461cm" svg:y="18.65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xml:id="id1" draw:id="id1" draw:layer="layout" svg:width="10.16cm" svg:height="1.651cm" svg:x="6.334cm" svg:y="3.921cm">
          <text:p text:style-name="P3"><text:span text:style-name="T2">Instance variable: "path-csv-dataset"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svg:x1="11.414cm" svg:y1="5.572cm" svg:x2="8.874cm" svg:y2="7.858cm" draw:start-shape="id1" draw:start-glue-point="8" draw:end-shape="id2" draw:end-glue-point="4" svg:d="M11414 5572v1143h-2540v1143" svg:viewBox="0 0 2541 2287">
          <text:p/>
        </draw:connector>
        <draw:connector draw:style-name="gr4" draw:text-style-name="P5" draw:layer="layout" svg:x1="8.874cm" svg:y1="9.255cm" svg:x2="10.779cm" svg:y2="10.398cm" draw:start-shape="id2" draw:start-glue-point="6" draw:end-shape="id3" draw:end-glue-point="4" svg:d="M8874 9255v571h1905v572" svg:viewBox="0 0 1906 1144">
          <text:p/>
        </draw:connector>
        <draw:custom-shape draw:style-name="gr5" draw:text-style-name="P6" xml:id="id4" draw:id="id4" draw:layer="layout" svg:width="4.572cm" svg:height="2.159cm" svg:x="3.921cm" svg:y="14.081cm">
          <text:p text:style-name="P6"><text:span text:style-name="T3">pd.readcsv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7" xml:id="id3" draw:id="id3" draw:layer="layout" svg:width="3.302cm" svg:height="2.667cm" svg:x="9.128cm" svg:y="10.398cm">
          <text:p text:style-name="P7"><text:span text:style-name="T3">check_if_csv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5" draw:layer="layout" draw:type="line" svg:x1="9.128cm" svg:y1="11.732cm" svg:x2="6.207cm" svg:y2="14.081cm" draw:start-shape="id3" draw:start-glue-point="5" draw:end-shape="id4" draw:end-glue-point="4" svg:d="M9128 11732l-2921 2349" svg:viewBox="0 0 2922 2350">
          <text:p/>
        </draw:connector>
        <draw:frame draw:style-name="gr7" draw:text-style-name="P8" draw:layer="layout" svg:width="1.524cm" svg:height="1.27cm" svg:x="6.334cm" svg:y="12.303cm">
          <draw:text-box>
            <text:p>yes</text:p>
          </draw:text-box>
        </draw:frame>
        <draw:custom-shape draw:style-name="gr8" draw:text-style-name="P6" xml:id="id5" draw:id="id5" draw:layer="layout" svg:width="6.001cm" svg:height="1.778cm" svg:x="11.922cm" svg:y="13.192cm">
          <text:p text:style-name="P6"><text:span text:style-name="T3">Print “Please choose a csv file”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5" draw:layer="layout" draw:type="line" svg:x1="12.43cm" svg:y1="11.732cm" svg:x2="14.923cm" svg:y2="13.192cm" draw:start-shape="id3" draw:start-glue-point="7" draw:end-shape="id5" draw:end-glue-point="4" svg:d="M12430 11732l2493 1460" svg:viewBox="0 0 2494 1461">
          <text:p/>
        </draw:connector>
        <draw:frame draw:style-name="gr9" draw:text-style-name="P8" draw:layer="layout" svg:width="1.524cm" svg:height="0.962cm" svg:x="13.954cm" svg:y="13.246cm">
          <draw:text-box>
            <text:p>no</text:p>
          </draw:text-box>
        </draw:frame>
        <draw:custom-shape draw:style-name="gr10" draw:text-style-name="P9" xml:id="id6" draw:id="id6" draw:layer="layout" svg:width="8.255cm" svg:height="1.397cm" svg:x="-0.016cm" svg:y="1.635cm">
          <text:p text:style-name="P9"><text:span text:style-name="T3">NewDataframe = ClassCSVDataset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draw:type="line" svg:x1="4.112cm" svg:y1="3.032cm" svg:x2="6.969cm" svg:y2="8.557cm" draw:start-shape="id6" draw:start-glue-point="6" draw:end-shape="id2" draw:end-glue-point="5" svg:d="M4112 3032l2857 5525" svg:viewBox="0 0 2858 552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1" svg:font-family="'JetBrains Mono'" style:font-family-generic="modern"/>
    <style:font-face style:name="JetBrains Mono" svg:font-family="'JetBrains Mono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9:38:52.632545199</meta:creation-date>
    <meta:generator>LibreOffice/6.4.4.2$Linux_X86_64 LibreOffice_project/40$Build-2</meta:generator>
    <dc:date>2021-04-12T19:27:29.023705383</dc:date>
    <meta:editing-duration>PT27M19S</meta:editing-duration>
    <meta:editing-cycles>4</meta:editing-cycles>
    <meta:document-statistic meta:object-count="14"/>
  </office:meta>
</office:document-meta>
</file>